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WIERZĘTA - kategoria ANIMALS</text:p>
      <text:p text:style-name="P2">lis - fox </text:p>
      <text:p text:style-name="P2">małpa - monkey</text:p>
      <text:p text:style-name="P2">pies - dpg</text:p>
      <text:p text:style-name="P2">orka - tillage</text:p>
      <text:p text:style-name="P2">niedżiwedź - teddy bear </text:p>
      <text:p text:style-name="P2">kot - cat</text:p>
      <text:p text:style-name="P2">krowa - cow</text:p>
      <text:p text:style-name="P2">bocian - stork</text:p>
      <text:p text:style-name="P2">wieloryb - whale</text:p>
      <text:p text:style-name="P2">sójka - jay</text:p>
      <text:p text:style-name="P2">krokodyl -crocodile</text:p>
      <text:p text:style-name="P2">jaskółka - swallow</text:p>
      <text:p text:style-name="P2">bawół - buffalo</text:p>
      <text:p text:style-name="P2">hiena - hyena</text:p>
      <text:p text:style-name="P2">słoń - elephant</text:p>
      <text:p text:style-name="P2">świnia - pig</text:p>
      <text:p text:style-name="P2">owca - ship </text:p>
      <text:p text:style-name="P2">sarna - roe</text:p>
      <text:p text:style-name="P2">łasiczka - weasel</text:p>
      <text:p text:style-name="P2">jeż - hedgehog</text:p>
      <text:p text:style-name="P2"/>
      <text:p text:style-name="P2">POGODA - WEATHER </text:p>
      <text:p text:style-name="P2">piękna - beautiful</text:p>
      <text:p text:style-name="P2">burzowa - stormy</text:p>
      <text:p text:style-name="P2">deszczowa - rainy</text:p>
      <text:p text:style-name="P2">śnieg - snow</text:p>
      <text:p text:style-name="P2">zachmurzenie -cloudy</text:p>
      <text:p text:style-name="P2">zimo - cold</text:p>
      <text:p text:style-name="P2">mroźna - frosty </text:p>
      <text:p text:style-name="P2">ciepło - warm</text:p>
      <text:p text:style-name="P2">gorąco - hot</text:p>
      <text:p text:style-name="P2">grad - hail</text:p>
      <text:p text:style-name="P2">mżawka - drizzle</text:p>
      <text:p text:style-name="P2">wiatr - wind</text:p>
      <text:p text:style-name="P2">tęcza - rainbow</text:p>
      <text:p text:style-name="P2">lato -summer</text:p>
      <text:p text:style-name="P2">jesień - autumn</text:p>
      <text:p text:style-name="P2">wiosna - spring </text:p>
      <text:p text:style-name="P2">zima - winter</text:p>
      <text:p text:style-name="P2">księżyc - moon </text:p>
      <text:p text:style-name="P2">wichura - hurricane</text:p>
      <text:p text:style-name="P2">mgliście - foggy</text:p>
      <text:p text:style-name="P2"/>
      <text:p text:style-name="P2">KOLORY - COLORS</text:p>
      <text:p text:style-name="P2">biały - white</text:p>
      <text:p text:style-name="P2">czarny - black</text:p>
      <text:p text:style-name="P2">różowy - pink </text:p>
      <text:p text:style-name="P2">czerwony - red</text:p>
      <text:p text:style-name="P2">żółty - yellow</text:p>
      <text:p text:style-name="P2">zielony - green</text:p>
      <text:p text:style-name="P2">fioletowy - violet</text:p>
      <text:p text:style-name="P2">brązowy - brown</text:p>
      <text:p text:style-name="P2">pomarańcz - orange</text:p>
      <text:p text:style-name="P2">lila - lilac</text:p>
      <text:p text:style-name="P2">burgund - burgundy</text:p>
      <text:p text:style-name="P2">amarant - amaranth</text:p>
      <text:p text:style-name="P2">srebrny - silver</text:p>
      <text:p text:style-name="P2">złoty - gold</text:p>
      <text:p text:style-name="P2">turkus - turquoise</text:p>
      <text:p text:style-name="P2">szmaragd - emerald </text:p>
      <text:p text:style-name="P2">granat - navy</text:p>
      <text:p text:style-name="P2">szary - grey</text:p>
      <text:p text:style-name="P2">antracyt - anthracite</text:p>
      <text:p text:style-name="P2">ultramaryna - ultramarine</text:p>
      <text:p text:style-name="P2"/>
      <text:p text:style-name="P2">PRZYRODA - NATURE</text:p>
      <text:p text:style-name="P2">dziewicza - virgin</text:p>
      <text:p text:style-name="P2">dzika - wild</text:p>
      <text:p text:style-name="P2">żywioł- element</text:p>
      <text:p text:style-name="P2"><text:soft-page-break/>ziemia - earth </text:p>
      <text:p text:style-name="P2">woda - water</text:p>
      <text:p text:style-name="P2">powietrze - air</text:p>
      <text:p text:style-name="P2">przestrzeń - space</text:p>
      <text:p text:style-name="P2">środowisko - environment</text:p>
      <text:p text:style-name="P2">skała - rock</text:p>
      <text:p text:style-name="P2">góry - mountains</text:p>
      <text:p text:style-name="P2">morze - sea </text:p>
      <text:p text:style-name="P2">dżungla - jungle</text:p>
      <text:p text:style-name="P2">tropic - tropic</text:p>
      <text:p text:style-name="P2">pustynia - desert </text:p>
      <text:p text:style-name="P2">tajga - taiga </text:p>
      <text:p text:style-name="P2">las - forest</text:p>
      <text:p text:style-name="P2">zwierzęta - animals</text:p>
      <text:p text:style-name="P2">rośliny - plants</text:p>
      <text:p text:style-name="P2">owady - insects</text:p>
      <text:p text:style-name="P2">muszla - seashell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09:15:01.558342293</meta:creation-date>
    <dc:date>2018-06-18T09:16:37.167578826</dc:date>
    <meta:editing-duration>PT1M36S</meta:editing-duration>
    <meta:editing-cycles>1</meta:editing-cycles>
    <meta:document-statistic meta:table-count="0" meta:image-count="0" meta:object-count="0" meta:page-count="2" meta:paragraph-count="85" meta:word-count="250" meta:character-count="1283" meta:non-whitespace-character-count="1103"/>
    <meta:generator>LibreOffice/5.1.6.2$Linux_X86_64 LibreOffice_project/10m0$Build-2</meta:generator>
  </office:meta>
</office:document-meta>
</file>